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A5659F32A90EDF14.png" manifest:media-type="image/pn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fill-color="#ffffff" fo:min-height="12.17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11.929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r6" style:family="presentation" style:parent-style-name="Inspiration-title">
      <style:graphic-properties fo:min-height="3.62cm"/>
      <style:paragraph-properties style:writing-mode="lr-tb"/>
    </style:style>
    <style:style style:name="pr7" style:family="presentation" style:parent-style-name="Inspiration-title">
      <style:graphic-properties draw:auto-grow-height="true" fo:min-height="2cm"/>
      <style:paragraph-properties style:writing-mode="lr-tb"/>
    </style:style>
    <style:style style:name="pr8" style:family="presentation" style:parent-style-name="Inspiration-outline1">
      <style:graphic-properties fo:min-height="5.559cm"/>
      <style:paragraph-properties style:writing-mode="lr-tb"/>
    </style:style>
    <style:style style:name="pr9" style:family="presentation" style:parent-style-name="Inspiration-outline1" style:list-style-name="L2">
      <style:graphic-properties fo:min-height="11.929cm"/>
      <style:paragraph-properties style:writing-mode="lr-tb"/>
    </style:style>
    <style:style style:name="pr10" style:family="presentation" style:parent-style-name="Inspiration-outline1">
      <style:graphic-properties fo:min-height="11.929cm" draw:shadow="visible"/>
      <style:paragraph-properties style:writing-mode="lr-tb"/>
    </style:style>
    <style:style style:name="co1" style:family="table-column">
      <style:table-column-properties style:column-width="5.299cm" style:use-optimal-column-width="false"/>
    </style:style>
    <style:style style:name="co2" style:family="table-column">
      <style:table-column-properties style:column-width="3.199cm" style:use-optimal-column-width="false"/>
    </style:style>
    <style:style style:name="ro1" style:family="table-row">
      <style:table-row-properties style:row-height="1.999cm"/>
    </style:style>
    <style:style style:name="ce1" style:family="table-cell">
      <style:text-properties style:font-name="Times New Roman"/>
    </style:style>
    <style:style style:name="P1" style:family="paragraph">
      <style:paragraph-properties style:writing-mode="lr-tb"/>
    </style:style>
    <style:style style:name="P2" style:family="paragraph">
      <loext:graphic-properties draw:fill-color="#ffffff"/>
      <style:paragraph-properties style:writing-mode="lr-tb"/>
      <style:text-properties style:font-name="Times New Roman" fo:font-size="54pt" style:font-size-asian="54pt" style:font-size-complex="54pt"/>
    </style:style>
    <style:style style:name="P3" style:family="paragraph">
      <loext:graphic-properties draw:fill-color="#ffffff"/>
      <style:paragraph-properties style:writing-mode="lr-tb"/>
    </style:style>
    <style:style style:name="P4" style:family="paragraph">
      <style:paragraph-properties style:writing-mode="lr-tb"/>
      <style:text-properties fo:font-size="40pt" style:font-size-asian="40pt" style:font-size-complex="40pt"/>
    </style:style>
    <style:style style:name="P5" style:family="paragraph">
      <style:paragraph-properties style:writing-mode="lr-tb"/>
      <style:text-properties style:font-name="Times New Roman"/>
    </style:style>
    <style:style style:name="P6" style:family="paragraph">
      <style:paragraph-properties style:writing-mode="lr-tb"/>
      <style:text-properties style:font-name="Times New Roman" fo:font-size="20pt" style:font-size-asian="20pt" style:font-size-complex="20pt"/>
    </style:style>
    <style:style style:name="P7" style:family="paragraph">
      <style:paragraph-properties style:writing-mode="lr-tb"/>
      <style:text-properties style:font-name="Times New Roman" fo:font-size="24pt" style:font-size-asian="24pt" style:font-size-complex="24pt"/>
    </style:style>
    <style:style style:name="P8" style:family="paragraph">
      <loext:graphic-properties draw:fill="none"/>
      <style:paragraph-properties fo:text-align="center"/>
      <style:text-properties style:font-name="Times New Roman"/>
    </style:style>
    <style:style style:name="P9" style:family="paragraph">
      <loext:graphic-properties draw:fill="none"/>
      <style:paragraph-properties fo:text-align="center"/>
    </style:style>
    <style:style style:name="P10" style:family="paragraph">
      <style:paragraph-properties style:writing-mode="lr-tb"/>
      <style:text-properties style:font-name="Times New Roman" fo:font-size="26pt"/>
    </style:style>
    <style:style style:name="P11" style:family="paragraph">
      <style:paragraph-properties fo:margin-top="0cm" fo:margin-bottom="0.5cm"/>
    </style:style>
    <style:style style:name="P12" style:family="paragraph">
      <style:paragraph-properties fo:margin-top="0cm" fo:margin-bottom="0.5cm" style:writing-mode="lr-tb"/>
      <style:text-properties style:font-name="Times New Roman" fo:font-size="20pt"/>
    </style:style>
    <style:style style:name="P13" style:family="paragraph">
      <style:paragraph-properties style:writing-mode="lr-tb"/>
      <style:text-properties fo:font-size="20pt"/>
    </style:style>
    <style:style style:name="P14" style:family="paragraph">
      <style:paragraph-properties style:writing-mode="lr-tb"/>
      <style:text-properties style:font-name="Times New Roman" fo:font-size="24pt"/>
    </style:style>
    <style:style style:name="P15" style:family="paragraph">
      <style:paragraph-properties style:writing-mode="lr-tb"/>
      <style:text-properties style:font-name="Times New Roman" fo:font-size="80pt" style:font-size-asian="80pt" style:font-size-complex="80pt"/>
    </style:style>
    <style:style style:name="P16" style:family="paragraph">
      <style:paragraph-properties style:writing-mode="lr-tb"/>
      <style:text-properties style:font-size-asian="80pt" style:font-size-complex="80pt"/>
    </style:style>
    <style:style style:name="P17" style:family="paragraph">
      <loext:graphic-properties draw:fill-color="#ffffff"/>
    </style:style>
    <style:style style:name="P18" style:family="paragraph">
      <style:text-properties style:font-name="Times New Roman" fo:font-size="20pt" style:font-size-asian="20pt" style:font-size-complex="20pt"/>
    </style:style>
    <style:style style:name="P19" style:family="paragraph">
      <style:text-properties fo:hyphenate="false"/>
    </style:style>
    <style:style style:name="T1" style:family="text">
      <style:text-properties style:font-name="Times New Roman" fo:font-size="54pt" style:font-size-asian="54pt" style:font-size-complex="54pt"/>
    </style:style>
    <style:style style:name="T2" style:family="text">
      <style:text-properties fo:font-size="20pt" style:font-size-asian="20pt" style:font-size-complex="20pt"/>
    </style:style>
    <style:style style:name="T3" style:family="text">
      <style:text-properties fo:font-size="40pt" style:font-size-asian="40pt" style:font-size-complex="40pt"/>
    </style:style>
    <style:style style:name="T4" style:family="text">
      <style:text-properties style:font-name="Times New Roman" fo:font-size="28pt" style:font-size-asian="28pt" style:font-size-complex="28pt"/>
    </style:style>
    <style:style style:name="T5" style:family="text">
      <style:text-properties fo:font-size="28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style:font-name="Times New Roman"/>
    </style:style>
    <style:style style:name="T8" style:family="text">
      <style:text-properties style:font-name="Times New Roman" fo:font-size="20pt" style:font-size-asian="20pt" style:font-size-complex="20pt"/>
    </style:style>
    <style:style style:name="T9" style:family="text">
      <style:text-properties style:font-name="Times New Roman" fo:font-size="24pt" style:font-size-asian="24pt" style:font-size-complex="24pt"/>
    </style:style>
    <style:style style:name="T10" style:family="text">
      <style:text-properties style:font-name="Times New Roman" fo:font-size="16pt" style:font-size-asian="16pt" style:font-size-complex="16pt"/>
    </style:style>
    <style:style style:name="T11" style:family="text">
      <style:text-properties style:use-window-font-color="true" style:text-outline="false" style:text-line-through-style="none" style:text-line-through-type="none" style:font-name="Times New Roman"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3" style:family="text">
      <style:text-properties style:font-name="Times New Roman" fo:font-size="26pt"/>
    </style:style>
    <style:style style:name="T14" style:family="text">
      <style:text-properties style:font-name="Times New Roman" fo:font-size="20pt"/>
    </style:style>
    <style:style style:name="T15" style:family="text">
      <style:text-properties style:font-name="Times New Roman" fo:font-size="15pt" fo:background-color="#b2b2b2" style:font-size-asian="15pt" style:font-size-complex="15pt"/>
    </style:style>
    <style:style style:name="T16" style:family="text">
      <style:text-properties style:font-name="Times New Roman" fo:font-size="24pt" style:text-underline-style="solid" style:text-underline-width="auto" style:text-underline-color="font-color" fo:font-weight="bold" style:font-size-asian="24pt" style:font-weight-asian="bold" style:font-size-complex="24pt" style:font-weight-complex="bold"/>
    </style:style>
    <style:style style:name="T17" style:family="text">
      <style:text-properties style:font-name="Times New Roman" fo:font-size="24pt" style:text-underline-style="solid" style:text-underline-width="auto" style:text-underline-color="font-color" fo:font-weight="bold" style:font-weight-asian="bold" style:font-weight-complex="bold"/>
    </style:style>
    <style:style style:name="T18" style:family="text">
      <style:text-properties style:font-name="Times New Roman" fo:font-size="24pt"/>
    </style:style>
    <style:style style:name="T19" style:family="text">
      <style:text-properties style:font-name="Times New Roman" fo:font-size="22pt" style:text-underline-style="solid" style:text-underline-width="auto" style:text-underline-color="font-color" fo:font-weight="bold" style:font-size-asian="22pt" style:font-weight-asian="bold" style:font-size-complex="22pt" style:font-weight-complex="bold"/>
    </style:style>
    <style:style style:name="T20" style:family="text">
      <style:text-properties style:font-name="Times New Roman" fo:font-size="20pt" fo:font-weight="bold" style:font-size-asian="20pt" style:font-weight-asian="bold" style:font-size-complex="20pt" style:font-weight-complex="bold"/>
    </style:style>
    <style:style style:name="T21" style:family="text">
      <style:text-properties style:font-name="Times New Roman" fo:font-size="80pt" style:text-underline-style="solid" style:text-underline-width="auto" style:text-underline-color="font-color" fo:font-weight="bold" style:font-size-asian="80pt" style:font-weight-asian="bold" style:font-size-complex="80pt" style:font-weight-complex="bold"/>
    </style:style>
    <style:style style:name="T22" style:family="text">
      <style:text-properties style:font-name="Times New Roman" fo:font-size="80pt" style:font-size-asian="80pt" style:font-size-complex="80pt"/>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27"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7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7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text:list-style style:name="L4">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7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7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office:automatic-styles>
  <office:body>
    <office:presentation>
      <draw:page draw:name="page1" draw:style-name="dp1" draw:master-page-name="Inspiration" presentation:presentation-page-layout-name="AL1T0">
        <draw:frame presentation:style-name="pr1" draw:text-style-name="P1" draw:layer="layout" svg:width="20cm" svg:height="2cm" svg:x="1.4cm" svg:y="1.6cm" presentation:class="title">
          <draw:text-box>
            <text:p>Java 9</text:p>
          </draw:text-box>
        </draw:frame>
        <draw:frame presentation:style-name="pr2" draw:text-style-name="P2" draw:layer="layout" svg:width="25.2cm" svg:height="12.179cm" svg:x="1.4cm" svg:y="5cm" presentation:class="subtitle">
          <draw:text-box>
            <text:p><text:span text:style-name="T1">Java 9 Feature</text:span></text:p>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text-style-name="P1" draw:layer="layout" svg:width="20cm" svg:height="2cm" svg:x="1.4cm" svg:y="1.6cm" presentation:class="title">
          <draw:text-box>
            <text:p>Notes</text:p>
          </draw:text-box>
        </draw:frame>
        <draw:frame presentation:style-name="pr4" draw:text-style-name="P1" draw:layer="layout" svg:width="25.2cm" svg:height="12.179cm" svg:x="1.4cm" svg:y="5cm" presentation:class="outline">
          <draw:text-box>
            <text:list text:style-name="L2">
              <text:list-item>
                <text:p>Java SE 9 <text:s/></text:p>
              </text:list-item>
            </text:list>
            <text:list text:style-name="L3">
              <text:list-item>
                <text:list>
                  <text:list-item>
                    <text:p><text:span text:style-name="T2">Java 9 release date - 21st sep 2017</text:span></text:p>
                  </text:list-item>
                  <text:list-item>
                    <text:p><text:span text:style-name="T2">Notes - java 8 18th mar 2014 duration java 9 release 3 years</text:span></text:p>
                  </text:list-item>
                </text:list>
              </text:list-item>
            </text:list>
            <text:list text:style-name="L2">
              <text:list-item>
                <text:p>In most important compontent we see in java 9 is Modularization(java platform module system) </text:p>
              </text:list-item>
              <text:list-item>
                <text:p>Platform Module System contain Project Jigsaw</text:p>
              </text:list-item>
            </text:list>
          </draw:text-box>
        </draw:frame>
        <presentation:notes draw:style-name="dp2">
          <draw:page-thumbnail draw:style-name="gr1"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text-style-name="P1" draw:layer="layout" svg:width="20cm" svg:height="2cm" svg:x="1.4cm" svg:y="1.6cm" presentation:class="title">
          <draw:text-box>
            <text:p><text:span text:style-name="T3">Java 9 Features</text:span></text:p>
          </draw:text-box>
        </draw:frame>
        <draw:frame presentation:style-name="pr4" draw:text-style-name="P4" draw:layer="layout" svg:width="25.2cm" svg:height="12.179cm" svg:x="1.4cm" svg:y="5cm" presentation:class="outline">
          <draw:text-box>
            <text:list text:style-name="L2">
              <text:list-header>
                <text:p><text:span text:style-name="T3"/></text:p>
                <text:p><text:span text:style-name="T3">1. Java Shell (REPL - Read Evaluate Print Loop)</text:span></text:p>
                <text:p><text:span text:style-name="T3">2. Private Method in Interfaces</text:span></text:p>
                <text:p><text:span text:style-name="T3">3. Factory Methods for Collections (factory methods to create unmodifiable collections)</text:span></text:p>
                <text:p><text:span text:style-name="T3">4. Try With Resources Enhancements</text:span></text:p>
                <text:p><text:span text:style-name="T3">5. Enhancements to Java 8 Stream API</text:span></text:p>
                <text:p><text:span text:style-name="T3">6. Java Platform Module System (JPMS)</text:span></text:p>
                <text:p><text:span text:style-name="T3">7. Diamond &lt;&gt; Operator</text:span></text:p>
                <text:p><text:span text:style-name="T3">8. @Safe Varargs Annotation</text:span></text:p>
                <text:p><text:span text:style-name="T3">9. HTTP/2 Client</text:span></text:p>
                <text:p><text:span text:style-name="T3">10. Garbage 1st Garbage Collector (G1GC)</text:span></text:p>
                <text:p><text:span text:style-name="T3">11. JLINK (java linker)</text:span></text:p>
              </text:list-header>
            </text:list>
          </draw:text-box>
        </draw:frame>
        <presentation:notes draw:style-name="dp2">
          <draw:page-thumbnail draw:style-name="gr1" draw:layer="layout" svg:width="12.75cm" svg:height="9.56cm" svg:x="4.125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6" draw:text-style-name="P1" draw:layer="layout" svg:width="20cm" svg:height="3.62cm" svg:x="1.4cm" svg:y="0.79cm" presentation:class="title" presentation:user-transformed="true">
          <draw:text-box>
            <text:p><text:span text:style-name="T4"><text:line-break/></text:span><text:span text:style-name="T4">JSHELL</text:span><text:span text:style-name="T5"> </text:span><text:line-break/></text:p>
          </draw:text-box>
        </draw:frame>
        <draw:frame presentation:style-name="pr4" draw:text-style-name="P4" draw:layer="layout" svg:width="25.2cm" svg:height="12.179cm" svg:x="1.4cm" svg:y="5cm" presentation:class="outline" presentation:user-transformed="true">
          <draw:text-box>
            <text:list text:style-name="L2">
              <text:list-item>
                <text:p><text:span text:style-name="T3">Jshell is also known as interactive console.</text:span></text:p>
              </text:list-item>
              <text:list-item>
                <text:p><text:span text:style-name="T3">Jshell is java's own </text:span><text:span text:style-name="T6">REPL tool</text:span></text:p>
                <text:p><text:span text:style-name="T3"/></text:p>
              </text:list-item>
              <text:list-item>
                <text:p><text:span text:style-name="T3">REPL means -&gt; </text:span><text:span text:style-name="T6">Read,Eval,Print and Loop</text:span></text:p>
                <text:p><text:span text:style-name="T3"/></text:p>
              </text:list-item>
              <text:list-item>
                <text:p><text:span text:style-name="T3">By using this tool we can execute java code snippets and we can get immediate results.</text:span></text:p>
                <text:p><text:span text:style-name="T3"/></text:p>
              </text:list-item>
              <text:list-item>
                <text:p><text:span text:style-name="T3">By using this jshell we can test and execute java Expressions,Statements,Methods,Classes,ect,.</text:span></text:p>
              </text:list-item>
              <text:list-item>
                <text:p><text:span text:style-name="T3">it is useful for testing small code snippets very quickly,which can be plugged into our main coding based on our requirement.</text:span></text:p>
                <text:p><text:span text:style-name="T3"/></text:p>
              </text:list-item>
              <text:list-item>
                <text:p><text:span text:style-name="T3">Before to java 9 we cannot execute a single statement,expression,methods without full pledged classed.</text:span></text:p>
              </text:list-item>
              <text:list-item>
                <text:p><text:span text:style-name="T3">But in java 9 with Jshell we can execute any small piece of code without having complete class structure.</text:span></text:p>
                <text:p><text:span text:style-name="T3"/></text:p>
              </text:list-item>
              <text:list-item>
                <text:p><text:span text:style-name="T3">It is not new thing in java. it is already there in other language like Python,Swift,Lisp,Scala,ruby,etc..</text:span></text:p>
              </text:list-item>
            </text:list>
          </draw:text-box>
        </draw:frame>
        <presentation:notes draw:style-name="dp2">
          <draw:page-thumbnail draw:style-name="gr1" draw:layer="layout" svg:width="12.75cm" svg:height="9.56cm" svg:x="4.125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3T33">
        <draw:frame presentation:style-name="pr7" draw:text-style-name="P5" draw:layer="layout" svg:width="20cm" svg:height="2cm" svg:x="1.4cm" svg:y="1.6cm" presentation:class="title" presentation:user-transformed="true">
          <draw:text-box>
            <text:p><text:span text:style-name="T7">JPMS</text:span></text:p>
          </draw:text-box>
        </draw:frame>
        <draw:frame presentation:style-name="pr8" draw:text-style-name="P5" draw:layer="layout" svg:width="3.4cm" svg:height="2.4cm" svg:x="4.2cm" svg:y="6.4cm" presentation:class="outline" presentation:user-transformed="true">
          <draw:text-box>
            <text:list text:style-name="L2">
              <text:list-item>
                <text:p><text:span text:style-name="T7">Class</text:span></text:p>
              </text:list-item>
              <text:list-item>
                <text:p><text:span text:style-name="T7">Interface</text:span></text:p>
              </text:list-item>
              <text:list-item>
                <text:p><text:span text:style-name="T7">Enum</text:span></text:p>
              </text:list-item>
            </text:list>
          </draw:text-box>
        </draw:frame>
        <draw:frame presentation:style-name="pr8" draw:text-style-name="P6" draw:layer="layout" svg:width="4.314cm" svg:height="1.4cm" svg:x="9.6cm" svg:y="6.8cm" presentation:class="outline" presentation:user-transformed="true">
          <draw:text-box>
            <text:list text:style-name="L2">
              <text:list-header>
                <text:p><text:span text:style-name="T8">Package</text:span></text:p>
              </text:list-header>
            </text:list>
          </draw:text-box>
        </draw:frame>
        <draw:frame presentation:style-name="pr8" draw:text-style-name="P6" draw:layer="layout" svg:width="3.4cm" svg:height="1cm" svg:x="15.8cm" svg:y="6.6cm" presentation:class="outline" presentation:user-transformed="true">
          <draw:text-box>
            <text:list text:style-name="L2">
              <text:list-header>
                <text:p><text:span text:style-name="T8">Jar</text:span></text:p>
              </text:list-header>
            </text:list>
          </draw:text-box>
        </draw:frame>
        <draw:frame presentation:style-name="pr8" draw:text-style-name="P7" draw:layer="layout" svg:width="8.114cm" svg:height="2cm" svg:x="2.486cm" svg:y="4.2cm" presentation:class="outline" presentation:user-transformed="true">
          <draw:text-box>
            <text:list text:style-name="L2">
              <text:list-item>
                <text:p><text:span text:style-name="T9">Before Java 9</text:span></text:p>
              </text:list-item>
            </text:list>
          </draw:text-box>
        </draw:frame>
        <draw:frame presentation:style-name="pr8" draw:text-style-name="P5" draw:layer="layout" svg:width="8.114cm" svg:height="1.809cm" svg:x="2.8cm" svg:y="9.591cm" presentation:class="outline" presentation:user-transformed="true">
          <draw:text-box>
            <text:list text:style-name="L2">
              <text:list-item>
                <text:p><text:span text:style-name="T7">After Java 9</text:span></text:p>
              </text:list-item>
            </text:list>
          </draw:text-box>
        </draw:frame>
        <draw:frame presentation:style-name="pr8" draw:text-style-name="P5" draw:layer="layout" svg:width="15.914cm" svg:height="5.809cm" svg:x="3.486cm" svg:y="11.591cm" presentation:class="outline" presentation:user-transformed="true">
          <draw:text-box>
            <text:list text:style-name="L2">
              <text:list-item>
                <text:p><text:span text:style-name="T10">Class</text:span><text:span text:style-name="T7"><text:tab/></text:span><text:span text:style-name="T7"><text:tab/></text:span></text:p>
              </text:list-item>
              <text:list-item>
                <text:p><text:span text:style-name="T11">Interface</text:span><text:span text:style-name="T12"><text:tab/></text:span><text:span text:style-name="T12"> </text:span><text:span text:style-name="T8"><text:s text:c="4"/></text:span><text:span text:style-name="T8"><text:tab/></text:span><text:span text:style-name="T8"><text:tab/></text:span><text:span text:style-name="T8">Package <text:s text:c="16"/>Module</text:span></text:p>
              </text:list-item>
              <text:list-item>
                <text:p><text:span text:style-name="T10">Enum</text:span></text:p>
              </text:list-item>
            </text:list>
          </draw:text-box>
        </draw:frame>
        <draw:line draw:style-name="gr2" draw:text-style-name="P8" draw:layer="layout" svg:x1="8.2cm" svg:y1="7.2cm" svg:x2="9.4cm" svg:y2="7.2cm">
          <text:p/>
        </draw:line>
        <draw:line draw:style-name="gr2" draw:text-style-name="P8" draw:layer="layout" svg:x1="14.6cm" svg:y1="7cm" svg:x2="16.2cm" svg:y2="7cm">
          <text:p/>
        </draw:line>
        <draw:line draw:style-name="gr2" draw:text-style-name="P9" draw:layer="layout" svg:x1="7.8cm" svg:y1="13.4cm" svg:x2="9cm" svg:y2="13.4cm">
          <text:p/>
        </draw:line>
        <draw:line draw:style-name="gr2" draw:text-style-name="P9" draw:layer="layout" svg:x1="12.4cm" svg:y1="13.4cm" svg:x2="14.2cm" svg:y2="13.4cm">
          <text:p/>
        </draw:line>
        <presentation:notes draw:style-name="dp2">
          <draw:page-thumbnail draw:style-name="gr1" draw:layer="layout" svg:width="12.75cm" svg:height="9.56cm" svg:x="4.125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1" draw:layer="layout" svg:width="20cm" svg:height="2cm" svg:x="1.4cm" svg:y="1.6cm" presentation:class="title" presentation:user-transformed="true">
          <draw:text-box>
            <text:p><text:span text:style-name="T7">JPMS</text:span></text:p>
          </draw:text-box>
        </draw:frame>
        <draw:frame presentation:style-name="pr4" draw:text-style-name="P1" draw:layer="layout" svg:width="25.2cm" svg:height="12.179cm" svg:x="1.4cm" svg:y="5cm" presentation:class="outline" presentation:user-transformed="true">
          <draw:text-box>
            <text:list text:style-name="L2">
              <text:list-item>
                <text:p>java 9 as the part of jigsaw project. it's the important concept in java 9.</text:p>
                <text:p/>
              </text:list-item>
              <text:list-item>
                <text:p>The development of modularity concept started in 2005.</text:p>
              </text:list-item>
              <text:list-item>
                <text:p>The 1st JEP(JDK enhancement proposal)for modularity released in 2005.</text:p>
              </text:list-item>
              <text:list-item>
                <text:p>Java people tried to release modularity concept in java 7(2011) &amp; java 8(2014).</text:p>
              </text:list-item>
              <text:list-item>
                <text:p>But they failed. finally after several postponements this concept introduced in java 9.</text:p>
                <text:p/>
              </text:list-item>
              <text:list-item>
                <text:p>Until java 1.8 version we can develop applications by writing several classes,interfaces and enums.</text:p>
              </text:list-item>
              <text:list-item>
                <text:p>We can places these components inside packages and we can convert these packages into jar file.</text:p>
              </text:list-item>
              <text:list-item>
                <text:p>By placing these jar files in the class path, we can run our applications. an enterprise application can contain 1000s of jar files also</text:p>
                <text:p/>
              </text:list-item>
              <text:list-item>
                <text:p>Hence jar file is nothing but group of packages and each package contains several <text:s/>.class files.</text:p>
              </text:list-item>
            </text:list>
          </draw:text-box>
        </draw:frame>
        <presentation:notes draw:style-name="dp2">
          <draw:page-thumbnail draw:style-name="gr1"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text-style-name="P1" draw:layer="layout" svg:width="20cm" svg:height="2cm" svg:x="1.4cm" svg:y="1.6cm" presentation:class="title" presentation:user-transformed="true">
          <draw:text-box>
            <text:p><text:span text:style-name="T7">JPMS</text:span></text:p>
          </draw:text-box>
        </draw:frame>
        <draw:frame presentation:style-name="pr4" draw:text-style-name="P10" draw:layer="layout" svg:width="25.2cm" svg:height="12.179cm" svg:x="1.4cm" svg:y="5cm" presentation:class="outline" presentation:user-transformed="true">
          <draw:text-box>
            <text:list text:style-name="L2">
              <text:list-item>
                <text:p><text:span text:style-name="T13">but java 9 introduced 'Module'.</text:span></text:p>
              </text:list-item>
              <text:list-item>
                <text:p><text:span text:style-name="T13">From java9 version onwards we can develop applications by using module concept.</text:span></text:p>
                <text:p><text:span text:style-name="T13"/></text:p>
              </text:list-item>
              <text:list-item>
                <text:p><text:span text:style-name="T13">Module is nothing but a group of packages similar to jar file.</text:span></text:p>
              </text:list-item>
              <text:list-item>
                <text:p><text:span text:style-name="T13">But the speciality of module when compared with jar files,module can contain configuration information also.</text:span></text:p>
                <text:p><text:span text:style-name="T13"/></text:p>
              </text:list-item>
              <text:list-item>
                <text:p><text:span text:style-name="T13">Hence module is more powerful than jar file.</text:span></text:p>
              </text:list-item>
              <text:list-item>
                <text:p><text:span text:style-name="T13">the configuration information of module should be specified in a special file name with module-info.java.</text:span></text:p>
                <text:p><text:span text:style-name="T13"/></text:p>
              </text:list-item>
              <text:list-item>
                <text:p><text:span text:style-name="T13">every module should compulsory contains module-info.java. </text:span></text:p>
              </text:list-item>
              <text:list-item>
                <text:p><text:span text:style-name="T13">otherwise JVM won't consider that as a module of java 9 platform.</text:span></text:p>
              </text:list-item>
            </text:list>
          </draw:text-box>
        </draw:frame>
        <presentation:notes draw:style-name="dp2">
          <draw:page-thumbnail draw:style-name="gr1" draw:layer="layout" svg:width="12.75cm" svg:height="9.56cm" svg:x="4.125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1" draw:layer="layout" svg:width="20cm" svg:height="2cm" svg:x="1.4cm" svg:y="1.6cm" presentation:class="title">
          <draw:text-box>
            <text:p>JLINK (Java Linker)</text:p>
          </draw:text-box>
        </draw:frame>
        <draw:frame presentation:style-name="pr4" draw:text-style-name="P1" draw:layer="layout" svg:width="25.2cm" svg:height="12.179cm" svg:x="1.4cm" svg:y="5cm" presentation:class="outline">
          <draw:text-box>
            <text:list text:style-name="L4">
              <text:list-item>
                <text:p>Until java 1.8 version to run a small java program(like Hello World Program) also,</text:p>
              </text:list-item>
            </text:list>
            <text:list text:style-name="L2">
              <text:list-item>
                <text:p>we should use a bigger JRE which contains all java's inbuilt 4300+ classes.</text:p>
              </text:list-item>
              <text:list-item>
                <text:p>It increase the size of java runtime environment and java applications.</text:p>
              </text:list-item>
              <text:list-item>
                <text:p>Due to this java is not suitable for IOT(internet of things) devices and micro services.</text:p>
                <text:p/>
              </text:list-item>
              <text:list-item>
                <text:p>To overcome this problem, java pepole introduced compact profiles in java 8.</text:p>
              </text:list-item>
              <text:list-item>
                <text:p>but they didn't succeed that much,they introduced a permanent solution to reduce </text:p>
              </text:list-item>
              <text:list-item>
                <text:p>the size of java runtime environment JRE, which is nothing but JLINK</text:p>
                <text:p/>
              </text:list-item>
              <text:list-item>
                <text:p>JLINK is java's new command line tool(which is available in JDK_HOME\bin)</text:p>
              </text:list-item>
              <text:list-item>
                <text:p>which allows us to link set of only required modules (and their depandencies) to</text:p>
              </text:list-item>
              <text:list-item>
                <text:p>create a runtimeimage(our own JRE)</text:p>
                <text:p/>
                <text:p/>
              </text:list-item>
            </text:list>
          </draw:text-box>
        </draw:frame>
        <presentation:notes draw:style-name="dp2">
          <draw:page-thumbnail draw:style-name="gr1" draw:layer="layout" svg:width="12.75cm" svg:height="9.56cm" svg:x="4.125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1" draw:layer="layout" svg:width="20cm" svg:height="2cm" svg:x="1.4cm" svg:y="1.6cm" presentation:class="title">
          <draw:text-box>
            <text:p>JLINK (Java Linker)</text:p>
          </draw:text-box>
        </draw:frame>
        <draw:frame presentation:style-name="pr9" draw:text-style-name="P12" draw:layer="layout" svg:width="25.2cm" svg:height="12.179cm" svg:x="1.4cm" svg:y="5cm" presentation:class="outline" presentation:user-transformed="true">
          <draw:text-box>
            <text:list text:style-name="L2">
              <text:list-item>
                <text:p text:style-name="P11"><text:span text:style-name="T14">Now,our custom JRE contains only required modules and classes instead of having all 4300+ classed.</text:span></text:p>
              </text:list-item>
              <text:list-item>
                <text:p text:style-name="P11"><text:span text:style-name="T14">It reduces the size of java runtime environment,which makes java best suitable for IOT and micro services.</text:span></text:p>
              </text:list-item>
              <text:list-item>
                <text:p text:style-name="P11"><text:span text:style-name="T14">Hence, Jlink's main intention is yo avoid shipping everything and, also, to run on very small device with little memory.</text:span></text:p>
              </text:list-item>
              <text:list-item>
                <text:p text:style-name="P11"><text:span text:style-name="T14">By using Jlink,we can get our own very small JRE.</text:span></text:p>
                <text:p><text:span text:style-name="T14">src</text:span></text:p>
                <text:list>
                  <text:list-item>
                    <text:p><text:span text:style-name="T14">demo Module</text:span></text:p>
                    <text:list>
                      <text:list-item>
                        <text:p><text:span text:style-name="T14">module-info.java</text:span></text:p>
                      </text:list-item>
                      <text:list-item>
                        <text:p><text:span text:style-name="T14">package</text:span></text:p>
                        <text:list>
                          <text:list-item>
                            <text:p><text:span text:style-name="T14">Test.java</text:span></text:p>
                          </text:list-item>
                        </text:list>
                      </text:list-item>
                    </text:list>
                  </text:list-item>
                </text:list>
              </text:list-item>
            </text:list>
          </draw:text-box>
        </draw:frame>
        <presentation:notes draw:style-name="dp2">
          <draw:page-thumbnail draw:style-name="gr1" draw:layer="layout" svg:width="12.75cm" svg:height="9.56cm" svg:x="4.125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1" draw:layer="layout" svg:width="20cm" svg:height="2cm" svg:x="1.4cm" svg:y="1.6cm" presentation:class="title" presentation:user-transformed="true">
          <draw:text-box>
            <text:p>HTTP/2 Client</text:p>
          </draw:text-box>
        </draw:frame>
        <draw:frame presentation:style-name="pr10" draw:text-style-name="P13" draw:layer="layout" svg:width="25.2cm" svg:height="12.179cm" svg:x="1.716cm" svg:y="5.336cm" presentation:class="outline" presentation:user-transformed="true">
          <draw:text-box>
            <text:list text:style-name="L2">
              <text:list-item>
                <text:p><text:span text:style-name="T8">HTTP/2 Client is one of the most exciting features, for which developers are waiting for long time. </text:span></text:p>
              </text:list-item>
              <text:list-item>
                <text:p><text:span text:style-name="T8">By using this new HTTP/2 Client, from Java application, we can send HTTP Request and we can process HTTP Response.</text:span></text:p>
              </text:list-item>
              <text:list-item>
                <text:p><text:span text:style-name="T8">Prior to Java 9, we are using Http URL Connection class to send HTTP Request and to Process HTTP Response. </text:span></text:p>
              </text:list-item>
              <text:list-item>
                <text:p><text:span text:style-name="T8">It is the legacy class which was introduced as the part of JDK 1.1 (1997). </text:span></text:p>
              </text:list-item>
              <text:list-item>
                <text:p><text:span text:style-name="T8">There are several problems with this Http URL Connection class.</text:span></text:p>
                <text:list>
                  <text:list-item>
                    <text:list>
                      <text:list-item>
                        <text:list>
                          <text:list-item>
                            <text:list>
                              <text:list-item>
                                <text:list>
                                  <text:list-item>
                                    <text:list>
                                      <text:list-item>
                                        <text:list>
                                          <text:list-header>
                                            <text:p><text:span text:style-name="T7">HTTP Request</text:span></text:p>
                                            <text:p><text:span text:style-name="T7"/></text:p>
                                            <text:p><text:span text:style-name="T7"/></text:p>
                                            <text:p><text:span text:style-name="T7">HTTP Response</text:span></text:p>
                                          </text:list-header>
                                        </text:list>
                                      </text:list-item>
                                    </text:list>
                                  </text:list-item>
                                </text:list>
                              </text:list-item>
                            </text:list>
                          </text:list-item>
                        </text:list>
                      </text:list-item>
                    </text:list>
                  </text:list-item>
                </text:list>
              </text:list-item>
            </text:list>
          </draw:text-box>
        </draw:frame>
        <draw:frame draw:style-name="standard" draw:layer="layout" svg:width="5.298cm" svg:height="1.998cm" svg:x="3.217cm" svg:y="14.609cm">
          <table:table table:template-name="default" table:use-first-row-styles="true" table:use-banding-rows-styles="true">
            <table:table-column table:style-name="co1"/>
            <table:table-row table:style-name="ro1">
              <table:table-cell table:style-name="gray3">
                <text:p><text:span text:style-name="T15">Java Application </text:span></text:p>
                <text:p><text:span text:style-name="T15">(HTTP/2 Client API)</text:span></text:p>
              </table:table-cell>
            </table:table-row>
          </table:table>
          <draw:image xlink:href="Pictures/TablePreview1.svm" xlink:type="simple" xlink:show="embed" xlink:actuate="onLoad"/>
        </draw:frame>
        <draw:frame draw:style-name="standard" draw:layer="layout" svg:width="3.198cm" svg:height="1.998cm" svg:x="19.587cm" svg:y="14.306cm">
          <table:table table:template-name="default" table:use-first-row-styles="true" table:use-banding-rows-styles="true">
            <table:table-column table:style-name="co2"/>
            <table:table-row table:style-name="ro1">
              <table:table-cell table:style-name="ce1">
                <text:p><text:span text:style-name="T7">Web Server</text:span></text:p>
              </table:table-cell>
            </table:table-row>
          </table:table>
          <draw:image xlink:href="Pictures/TablePreview2.svm" xlink:type="simple" xlink:show="embed" xlink:actuate="onLoad"/>
        </draw:frame>
        <draw:line draw:style-name="gr2" draw:text-style-name="P9" draw:layer="layout" svg:x1="9.944cm" svg:y1="15.135cm" svg:x2="17.744cm" svg:y2="15.135cm">
          <text:p/>
        </draw:line>
        <draw:line draw:style-name="gr2" draw:text-style-name="P9" draw:layer="layout" svg:x1="17.596cm" svg:y1="15.719cm" svg:x2="10.32cm" svg:y2="15.728cm">
          <text:p/>
        </draw:line>
        <presentation:notes draw:style-name="dp2">
          <draw:page-thumbnail draw:style-name="gr1" draw:layer="layout" svg:width="12.75cm" svg:height="9.56cm" svg:x="4.125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1" draw:layer="layout" svg:width="20cm" svg:height="2cm" svg:x="1.4cm" svg:y="1.6cm" presentation:class="title">
          <draw:text-box>
            <text:p>HTTP/2 Client</text:p>
          </draw:text-box>
        </draw:frame>
        <draw:frame presentation:style-name="pr4" draw:text-style-name="P5" draw:layer="layout" svg:width="25.2cm" svg:height="12.179cm" svg:x="1.4cm" svg:y="5cm" presentation:class="outline" presentation:user-transformed="true">
          <draw:text-box>
            <text:list text:style-name="L2">
              <text:list-header>
                <text:p><text:span text:style-name="T16">Problems with Traditional Http URLConnection class:</text:span></text:p>
                <text:p><text:span text:style-name="T7">1. It is very difficult to use. </text:span></text:p>
                <text:p><text:span text:style-name="T7">2. It supports only HTTP/1.1 protocol but not HTTP/2/2015) where</text:span></text:p>
                <text:list>
                  <text:list-header>
                    <text:p><text:span text:style-name="T7">A. We can send only one request at a time per TCP Connection, which creates network traffic problems and performance problems</text:span></text:p>
                    <text:p><text:span text:style-name="T7">B. It supports only Text data but not binary data</text:span></text:p>
                  </text:list-header>
                </text:list>
                <text:p><text:span text:style-name="T7">3. It works only in Blocking Mode (Synchronous Mode), which creates performance problems,</text:span></text:p>
              </text:list-header>
              <text:list-item>
                <text:p><text:span text:style-name="T7">Because of these problems, slowly developers started using 3rd party Http Clients like Apache Http client and Google Http client etc.</text:span></text:p>
              </text:list-item>
              <text:list-item>
                <text:p><text:span text:style-name="T7">JDK 9 Engineers addresses these issues and introduced a brand new HTTP/2 Client in Java 9.</text:span></text:p>
                <text:p><text:span text:style-name="T7"/></text:p>
              </text:list-item>
            </text:list>
          </draw:text-box>
        </draw:frame>
        <presentation:notes draw:style-name="dp2">
          <draw:page-thumbnail draw:style-name="gr1" draw:layer="layout" svg:width="12.75cm" svg:height="9.56cm" svg:x="4.125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HTTP/2 Client</text:p>
          </draw:text-box>
        </draw:frame>
        <draw:frame presentation:style-name="pr4" draw:text-style-name="P14" draw:layer="layout" svg:width="25.2cm" svg:height="12.179cm" svg:x="1.4cm" svg:y="5cm" presentation:class="outline" presentation:user-transformed="true">
          <draw:text-box>
            <text:list text:style-name="L2">
              <text:list-header>
                <text:p><text:span text:style-name="T17">Advantages of Java 9 HTTP/2 Client:</text:span></text:p>
                <text:p><text:span text:style-name="T18">1. It is Lightweight and very easy to use. </text:span></text:p>
                <text:p><text:span text:style-name="T18">2. It supports both HTTP/1.1 and HTTP/2. </text:span></text:p>
                <text:p><text:span text:style-name="T18">3. It supports both Text data and Binary Data (Streams) </text:span></text:p>
                <text:p><text:span text:style-name="T18">4. It can work in both Blocking and Non-Blocking Modes (Synchronous Communication and Asynchronous Communication)</text:span></text:p>
                <text:p><text:span text:style-name="T18">5. It provides better performance and scalability when compared with traditional Http URLConnection.</text:span></text:p>
              </text:list-header>
            </text:list>
          </draw:text-box>
        </draw:frame>
        <presentation:notes draw:style-name="dp2">
          <draw:page-thumbnail draw:style-name="gr1" draw:layer="layout" svg:width="12.75cm" svg:height="9.56cm" svg:x="4.125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rivate Methods in Interfaces</text:p>
          </draw:text-box>
        </draw:frame>
        <draw:frame presentation:style-name="pr4" draw:text-style-name="P6" draw:layer="layout" svg:width="25.2cm" svg:height="12.179cm" svg:x="1.4cm" svg:y="5cm" presentation:class="outline" presentation:user-transformed="true">
          <draw:text-box>
            <text:list text:style-name="L2">
              <text:list-header>
                <text:p><text:span text:style-name="T19">Need Of Default Methods inside interfaces:</text:span></text:p>
              </text:list-header>
              <text:list-item>
                <text:p><text:span text:style-name="T8">Prior to Java 8,Every method present inside interface is always public and abstract whether we are declaring or not.</text:span></text:p>
              </text:list-item>
              <text:list-item>
                <text:p><text:span text:style-name="T8">Assume this interface is implemented by 1000s of classes and each class provided implementation for both methods.</text:span></text:p>
              </text:list-item>
              <text:list-item>
                <text:p><text:span text:style-name="T8">In </text:span><text:span text:style-name="T20">Java</text:span><text:span text:style-name="T8"> </text:span><text:span text:style-name="T20">SE 7</text:span><text:span text:style-name="T8"> or earlier versions, an interface can have only two things i.e. Constant variables and Abstract methods.</text:span></text:p>
              </text:list-item>
              <text:list-item>
                <text:p><text:span text:style-name="T8">Some new features to interface were introduced in </text:span><text:span text:style-name="T20">Java 8</text:span><text:span text:style-name="T8"> i.e. Default methods and Static methods feature. In Java 8, an interface can have only four types:</text:span></text:p>
              </text:list-item>
            </text:list>
            <text:list text:style-name="L6">
              <text:list-item>
                <text:list>
                  <text:list-item>
                    <text:p><text:span text:style-name="T8">Constant variables</text:span></text:p>
                  </text:list-item>
                  <text:list-item>
                    <text:p><text:span text:style-name="T8">Abstract methods</text:span></text:p>
                  </text:list-item>
                  <text:list-item>
                    <text:p><text:span text:style-name="T8">Default methods</text:span></text:p>
                  </text:list-item>
                  <text:list-item>
                    <text:p><text:span text:style-name="T8">Static methods</text:span></text:p>
                  </text:list-item>
                </text:list>
                <text:p><text:span text:style-name="T8"/></text:p>
              </text:list-item>
            </text:list>
            <text:list text:style-name="L2">
              <text:list-header>
                <text:p><text:span text:style-name="T8"/></text:p>
              </text:list-header>
            </text:list>
          </draw:text-box>
        </draw:frame>
        <presentation:notes draw:style-name="dp2">
          <draw:page-thumbnail draw:style-name="gr1" draw:layer="layout" svg:width="12.75cm" svg:height="9.56cm" svg:x="4.125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1" draw:layer="layout" svg:width="20cm" svg:height="2cm" svg:x="1.4cm" svg:y="1.6cm" presentation:class="title">
          <draw:text-box>
            <text:p>Private Methods in Interfaces</text:p>
          </draw:text-box>
        </draw:frame>
        <draw:frame presentation:style-name="pr4" draw:text-style-name="P6" draw:layer="layout" svg:width="25.2cm" svg:height="12.179cm" svg:x="1.4cm" svg:y="5cm" presentation:class="outline" presentation:user-transformed="true">
          <draw:text-box>
            <text:list text:style-name="L2">
              <text:list-item>
                <text:p><text:span text:style-name="T20">Java 9</text:span><text:span text:style-name="T8"> introduced private methods and private static method in interfaces. In Java 9 and later versions, an interface can have six different things:</text:span></text:p>
              </text:list-item>
            </text:list>
            <text:list text:style-name="L6">
              <text:list-item>
                <text:list>
                  <text:list-item>
                    <text:p><text:span text:style-name="T8">Constant variables</text:span></text:p>
                  </text:list-item>
                  <text:list-item>
                    <text:p><text:span text:style-name="T8">Abstract methods</text:span></text:p>
                  </text:list-item>
                  <text:list-item>
                    <text:p><text:span text:style-name="T8">Default methods</text:span></text:p>
                  </text:list-item>
                  <text:list-item>
                    <text:p><text:span text:style-name="T8">Static methods</text:span></text:p>
                  </text:list-item>
                  <text:list-item>
                    <text:p><text:span text:style-name="T8">Private methods</text:span></text:p>
                  </text:list-item>
                  <text:list-item>
                    <text:p><text:span text:style-name="T8">Private Static methods</text:span></text:p>
                    <text:p><text:span text:style-name="T8">These private methods will improve code re-usability inside interfaces</text:span></text:p>
                  </text:list-item>
                </text:list>
              </text:list-item>
            </text:list>
          </draw:text-box>
        </draw:frame>
        <presentation:notes draw:style-name="dp2">
          <draw:page-thumbnail draw:style-name="gr1" draw:layer="layout" svg:width="12.75cm" svg:height="9.56cm" svg:x="4.125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1" draw:layer="layout" svg:width="20cm" svg:height="2cm" svg:x="1.4cm" svg:y="1.6cm" presentation:class="title">
          <draw:text-box>
            <text:p>Private Methods in Interfaces</text:p>
          </draw:text-box>
        </draw:frame>
        <draw:frame presentation:style-name="pr4" draw:text-style-name="P6" draw:layer="layout" svg:width="25.2cm" svg:height="12.179cm" svg:x="1.4cm" svg:y="5cm" presentation:class="outline" presentation:user-transformed="true">
          <draw:text-box>
            <text:list text:style-name="L2">
              <text:list-item>
                <text:p><text:span text:style-name="T8">Java 1.7</text:span></text:p>
                <text:list>
                  <text:list-item>
                    <text:p><text:span text:style-name="T8">Public and Abstract methods</text:span></text:p>
                  </text:list-item>
                  <text:list-item>
                    <text:p><text:span text:style-name="T8">Public,Static and Final variables</text:span></text:p>
                    <text:list>
                      <text:list-item>
                        <text:list>
                          <text:list-item>
                            <text:list>
                              <text:list-header>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p>
                              </text:list-header>
                            </text:list>
                          </text:list-item>
                        </text:list>
                      </text:list-item>
                    </text:list>
                  </text:list-item>
                </text:list>
              </text:list-item>
              <text:list-item>
                <text:p><text:span text:style-name="T8">Java 1.8</text:span></text:p>
                <text:list>
                  <text:list-item>
                    <text:p><text:span text:style-name="T8">Default methods</text:span></text:p>
                  </text:list-item>
                  <text:list-item>
                    <text:p><text:span text:style-name="T8">Static methods</text:span></text:p>
                    <text:list>
                      <text:list-item>
                        <text:list>
                          <text:list-item>
                            <text:list>
                              <text:list-header>
                                <text:p><text:span text:style-name="T8">+</text:span></text:p>
                              </text:list-header>
                            </text:list>
                          </text:list-item>
                        </text:list>
                      </text:list-item>
                    </text:list>
                  </text:list-item>
                </text:list>
              </text:list-item>
              <text:list-item>
                <text:p><text:span text:style-name="T8">Java 1.9</text:span></text:p>
                <text:list>
                  <text:list-item>
                    <text:p><text:span text:style-name="T8">Private Methods</text:span></text:p>
                  </text:list-item>
                </text:list>
                <text:p><text:span text:style-name="T8"/></text:p>
              </text:list-item>
            </text:list>
          </draw:text-box>
        </draw:frame>
        <presentation:notes draw:style-name="dp2">
          <draw:page-thumbnail draw:style-name="gr1" draw:layer="layout" svg:width="12.75cm" svg:height="9.56cm" svg:x="4.125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1" draw:layer="layout" svg:width="20cm" svg:height="4.267cm" svg:x="1.4cm" svg:y="0.467cm" presentation:class="title" presentation:user-transformed="true">
          <draw:text-box>
            <text:p text:style-name="P1"><text:line-break/>Try with Resources Enhancement<text:line-break/></text:p>
          </draw:text-box>
        </draw:frame>
        <draw:frame presentation:style-name="pr4" draw:text-style-name="P15" draw:layer="layout" svg:width="25.2cm" svg:height="14.2cm" svg:x="1.4cm" svg:y="5cm" presentation:class="outline" presentation:user-transformed="true">
          <draw:text-box>
            <text:list text:style-name="L2">
              <text:list-header>
                <text:p text:style-name="P15"><text:span text:style-name="T21">Need of Try with Resources:</text:span></text:p>
                <text:list>
                  <text:list-header>
                    <text:p text:style-name="P16"><text:span text:style-name="T22">Until 1.6 version it is highly recommended to write finally block to close all resources which are open as part of try block. </text:span></text:p>
                  </text:list-header>
                </text:list>
                <text:p text:style-name="P15"><text:span text:style-name="T22"/></text:p>
                <text:p text:style-name="P15"><text:span text:style-name="T22">1) Buffered Reader br=null; </text:span></text:p>
                <text:p text:style-name="P15"><text:span text:style-name="T22">2) try </text:span></text:p>
                <text:p text:style-name="P15"><text:span text:style-name="T22">3) { </text:span></text:p>
                <text:p text:style-name="P15"><text:span text:style-name="T22">4) </text:span><text:span text:style-name="T22"><text:tab/></text:span><text:span text:style-name="T22"><text:tab/></text:span><text:span text:style-name="T22">br=new BufferedReader(new File Reader("abc.txt")); </text:span></text:p>
                <text:p text:style-name="P15"><text:span text:style-name="T22">5) </text:span><text:span text:style-name="T22"><text:tab/></text:span><text:span text:style-name="T22"><text:tab/></text:span><text:span text:style-name="T22">//use br based on our requirements</text:span></text:p>
                <text:p text:style-name="P15"><text:span text:style-name="T22">6) }</text:span></text:p>
                <text:p text:style-name="P15"><text:span text:style-name="T22">7) catch (IOException e)</text:span></text:p>
                <text:p text:style-name="P15"><text:span text:style-name="T22">8) {</text:span></text:p>
                <text:p text:style-name="P15"><text:span text:style-name="T22">9) </text:span><text:span text:style-name="T22"><text:tab/></text:span><text:span text:style-name="T22"><text:tab/></text:span><text:span text:style-name="T22">// handling code </text:span></text:p>
                <text:p text:style-name="P15"><text:span text:style-name="T22">10) } </text:span></text:p>
                <text:p text:style-name="P15"><text:span text:style-name="T22">11) finally </text:span></text:p>
                <text:p text:style-name="P15"><text:span text:style-name="T22">12) {</text:span></text:p>
                <text:p text:style-name="P15"><text:span text:style-name="T22">13 <text:s/></text:span><text:span text:style-name="T22"><text:tab/></text:span><text:span text:style-name="T22"><text:tab/></text:span><text:span text:style-name="T22">if(br = null) </text:span></text:p>
                <text:p text:style-name="P15"><text:span text:style-name="T22">14)</text:span><text:span text:style-name="T22"><text:tab/></text:span><text:span text:style-name="T22"><text:tab/></text:span><text:span text:style-name="T22"><text:tab/></text:span><text:span text:style-name="T22"><text:tab/></text:span><text:span text:style-name="T22">br.close();</text:span></text:p>
                <text:p text:style-name="P15"><text:span text:style-name="T22">15) }</text:span></text:p>
                <text:p text:style-name="P15"><text:span text:style-name="T22"/></text:p>
              </text:list-header>
            </text:list>
          </draw:text-box>
        </draw:frame>
        <presentation:notes draw:style-name="dp2">
          <draw:page-thumbnail draw:style-name="gr1" draw:layer="layout" svg:width="12.75cm" svg:height="9.56cm" svg:x="4.125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4.267cm" svg:x="1.4cm" svg:y="0.467cm" presentation:class="title" presentation:user-transformed="true">
          <draw:text-box>
            <text:p><text:line-break/>Try with Resources Enhancement <text:line-break/></text:p>
          </draw:text-box>
        </draw:frame>
        <draw:frame presentation:style-name="pr4" draw:layer="layout" svg:width="25.2cm" svg:height="12.179cm" svg:x="1.4cm" svg:y="5cm" presentation:class="outline" presentation:user-transformed="true">
          <draw:text-box>
            <text:list text:style-name="L2">
              <text:list-header>
                <text:p>To overcome these problems Sun People introduced "try with resources" in 1.7 version.</text:p>
                <text:p><text:span text:style-name="T23">Try with Resoruces:</text:span></text:p>
                <text:p>The main advantage of "try with resources" is the resources which are opened as part of try block will be closed automatically Once the control reaches end of the try block either normally or abnormally and hence we are not required to close explicitly so that the complexity of programming will be reduced. It is not required to write finally block explicitly and hence length of the code will be reduced and readability will be improved</text:p>
                <text:p>1) try(Buffered Reader br=new BufferedReader(new FileReader("abc.txt"))) </text:p>
                <text:p>2)<text:tab/>{ }</text:p>
                <text:p>3) use be based on our requirement, br will be closed automatically, Onec control reaches</text:p>
                <text:p>end of try either normally or abnormally and we are not required to close explicitly</text:p>
                <text:p/>
              </text:list-header>
            </text:list>
          </draw:text-box>
        </draw:frame>
        <presentation:notes draw:style-name="dp2">
          <draw:page-thumbnail draw:style-name="gr1" draw:layer="layout" svg:width="12.75cm" svg:height="9.56cm" svg:x="4.125cm" svg:y="2.5cm" draw:page-number="17" presentation:class="page"/>
          <draw:frame presentation:style-name="pr5" draw:text-style-name="P17"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4.267cm" svg:x="1.4cm" svg:y="0.467cm" presentation:class="title" presentation:user-transformed="true">
          <draw:text-box>
            <text:p><text:line-break/>Try with Resources Enhancement <text:line-break/></text:p>
          </draw:text-box>
        </draw:frame>
        <draw:frame presentation:style-name="pr4" draw:text-style-name="P18" draw:layer="layout" svg:width="25.2cm" svg:height="12.179cm" svg:x="1.4cm" svg:y="5cm" presentation:class="outline">
          <draw:text-box>
            <text:list text:style-name="L2">
              <text:list-header>
                <text:p text:style-name="P18"><text:span text:style-name="T8">1. We can declare any no of resources but all these resources should be seperated with ;(semicolon)</text:span></text:p>
                <text:p text:style-name="P18"><text:span text:style-name="T8"/></text:p>
                <text:p text:style-name="P18"><text:span text:style-name="T8">1) try(R1, R2, R3) </text:span></text:p>
                <text:p text:style-name="P18"><text:span text:style-name="T8">2) {</text:span></text:p>
                <text:p text:style-name="P18"><text:span text:style-name="T8">3)</text:span><text:span text:style-name="T8"><text:tab/></text:span><text:span text:style-name="T8"><text:tab/></text:span><text:span text:style-name="T8">............</text:span></text:p>
                <text:p text:style-name="P18"><text:span text:style-name="T8">4) }</text:span></text:p>
                <text:p text:style-name="P18"><text:span text:style-name="T8">2. All resources should be AutoCloseable resources. A resource is said to be auto closable if and only if the corresponding class implements the java.lang.AutoCloseable interface either directly or indirectly</text:span></text:p>
                <text:p text:style-name="P18"><text:span text:style-name="T8">All database related, network related and file io related resources already implemented AutoCloseable interface. Being a programmer we should aware this point and we are not required to do anything extra.</text:span></text:p>
                <text:p text:style-name="P18"><text:span text:style-name="T8">3. AutoCloseable interface introduced in Java 1.7 Version and it contains only one method: close()</text:span></text:p>
                <text:p text:style-name="P18"><text:span text:style-name="T8">4. All resource reference variables should be final or effectively final and hence we can't within the try block,</text:span></text:p>
                <text:p text:style-name="P18"><text:span text:style-name="T8"/></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17"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4.267cm" svg:x="1.4cm" svg:y="0.467cm" presentation:class="title" presentation:user-transformed="true">
          <draw:text-box>
            <text:p><text:line-break/>Enhancements for Stream API<text:line-break/></text:p>
          </draw:text-box>
        </draw:frame>
        <draw:frame presentation:style-name="pr4" draw:layer="layout" svg:width="25.2cm" svg:height="12.179cm" svg:x="1.4cm" svg:y="5cm" presentation:class="outline">
          <draw:text-box>
            <text:list text:style-name="L2">
              <text:list-item>
                <text:p>In Java 9 as the part of Stream API, the following new methods introduced.</text:p>
                <text:p/>
                <text:p>1. takeWhile() </text:p>
                <text:p>2. dropWhile()</text:p>
                <text:p/>
                <text:p>3. Stream.iterate() </text:p>
                <text:p>4. Stream.ofNullable().</text:p>
                <text:p><text:span text:style-name="T24">Note:</text:span> take While() and dropWhile() methods are default methods and iterate() and of Nullable(). are static methods of Stream interface.</text:p>
                <text:p/>
              </text:list-item>
            </text:list>
          </draw:text-box>
        </draw:frame>
        <presentation:notes draw:style-name="dp2">
          <draw:page-thumbnail draw:style-name="gr1" draw:layer="layout" svg:width="12.75cm" svg:height="9.56cm" svg:x="4.125cm" svg:y="2.5cm" draw:page-number="19" presentation:class="page"/>
          <draw:frame presentation:style-name="pr5" draw:text-style-name="P17"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4.267cm" svg:x="1.4cm" svg:y="0.467cm" presentation:class="title" presentation:user-transformed="true">
          <draw:text-box>
            <text:p><text:span text:style-name="T25"><text:line-break/></text:span>Diamond Operator <text:line-break/></text:p>
          </draw:text-box>
        </draw:frame>
        <draw:frame presentation:style-name="pr4" draw:layer="layout" svg:width="25.2cm" svg:height="12.179cm" svg:x="1.4cm" svg:y="5cm" presentation:class="outline">
          <draw:text-box>
            <text:list text:style-name="L2">
              <text:list-item>
                <text:p>Java 7 Diamond Operator (&lt;&gt;):</text:p>
              </text:list-item>
              <text:list-item>
                <text:p>Diamond Operators' was introduced in JDK 7 under project Coin The main objective of Diamond Operator is to instantiate generic classes very easily</text:p>
              </text:list-item>
              <text:list-item>
                <text:p>Prior to Java 7, Programmer compulsory should explicitly include the type of generic class in the Type Parameter of the constructor</text:p>
              </text:list-item>
              <text:list-item>
                <text:p>ArrayList&lt;String&gt; l = new ArrayList&lt;String&gt;();</text:p>
              </text:list-item>
              <text:list-item>
                <text:p>Whenever we are using Diamond Operator, then the compiler will consider the type automatically based on context, which is also known as Type inference. We are not required to specify Type Parameter of the Constructor explicitly</text:p>
              </text:list-item>
              <text:list-item>
                <text:p>ArrayList &lt;String&gt; l = new ArrayList&lt;&gt;();</text:p>
              </text:list-item>
              <text:list-item>
                <text:p>Hence the main advantage of Diamond Operator is we are not required to specy the type parameter in the constructor explicitly length of the code will be reduced and readability will be improved</text:p>
                <text:p/>
              </text:list-item>
            </text:list>
          </draw:text-box>
        </draw:frame>
        <presentation:notes draw:style-name="dp2">
          <draw:page-thumbnail draw:style-name="gr1" draw:layer="layout" svg:width="12.75cm" svg:height="9.56cm" svg:x="4.125cm" svg:y="2.5cm" draw:page-number="20" presentation:class="page"/>
          <draw:frame presentation:style-name="pr5" draw:text-style-name="P17"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4.267cm" svg:x="1.4cm" svg:y="0.467cm" presentation:class="title" presentation:user-transformed="true">
          <draw:text-box>
            <text:p><text:span text:style-name="T25"><text:line-break/></text:span>Diamond Operator <text:line-break/></text:p>
          </draw:text-box>
        </draw:frame>
        <draw:frame presentation:style-name="pr4" draw:layer="layout" svg:width="25.2cm" svg:height="12.179cm" svg:x="1.4cm" svg:y="5cm" presentation:class="outline" presentation:user-transformed="true">
          <draw:text-box>
            <text:list text:style-name="L2">
              <text:list-item>
                <text:p>But until java 8 version we cannot apply diamond opertor for Annonymous Generic classes. But in java 9, we can use.</text:p>
                <text:p><text:span text:style-name="T23">Usage of Diamond Operator for Anonymous Classes:</text:span></text:p>
              </text:list-item>
              <text:list-item>
                <text:p>In JDK 9, Usage of Diamond Operator extended to Anonymous classes also</text:p>
                <text:p><text:span text:style-name="T23">Anonymous class:</text:span></text:p>
              </text:list-item>
              <text:list-item>
                <text:p>Sometimes we can declare classes without having the name, such type of nameless classes are called Anonymous Classes</text:p>
                <text:p><text:span text:style-name="T23">Example :</text:span></text:p>
                <text:p>1) Thread t-new Thread()</text:p>
                <text:p>2) { };</text:p>
              </text:list-item>
              <text:list-item>
                <text:p>We are creating a child class that extends Thread class without name[Anonymous class) and we are creating object for that child class.</text:p>
              </text:list-item>
            </text:list>
          </draw:text-box>
        </draw:frame>
        <presentation:notes draw:style-name="dp2">
          <draw:page-thumbnail draw:style-name="gr1" draw:layer="layout" svg:width="12.75cm" svg:height="9.56cm" svg:x="4.125cm" svg:y="2.5cm" draw:page-number="21" presentation:class="page"/>
          <draw:frame presentation:style-name="pr5" draw:text-style-name="P17"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4.267cm" svg:x="1.4cm" svg:y="0.467cm" presentation:class="title" presentation:user-transformed="true">
          <draw:text-box>
            <text:p><text:span text:style-name="T25"><text:line-break/></text:span>Diamond Operator <text:line-break/></text:p>
          </draw:text-box>
        </draw:frame>
        <draw:frame presentation:style-name="pr4" draw:layer="layout" svg:width="25.2cm" svg:height="12.179cm" svg:x="1.4cm" svg:y="5cm" presentation:class="outline" presentation:user-transformed="true">
          <draw:text-box>
            <text:list text:style-name="L2">
              <text:list-item>
                <text:p><text:span text:style-name="T26">ArrayList&lt;String&gt; Prejava7 = new </text:span>ArrayList&lt;String&gt;();</text:p>
              </text:list-item>
              <text:list-item>
                <text:p><text:span text:style-name="T26">ArrayList&lt;String&gt; java7 = new </text:span>ArrayList&lt;&gt;();</text:p>
              </text:list-item>
              <text:list-item>
                <text:p><text:span text:style-name="T26">ArrayList&lt;String&gt; java9 = new </text:span>ArrayList&lt;&gt;();</text:p>
                <text:p>{ }</text:p>
              </text:list-item>
            </text:list>
          </draw:text-box>
        </draw:frame>
        <presentation:notes draw:style-name="dp2">
          <draw:page-thumbnail draw:style-name="gr1" draw:layer="layout" svg:width="12.75cm" svg:height="9.56cm" svg:x="4.125cm" svg:y="2.5cm" draw:page-number="22" presentation:class="page"/>
          <draw:frame presentation:style-name="pr5" draw:text-style-name="P17"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4.267cm" svg:x="1.4cm" svg:y="0.467cm" presentation:class="title" presentation:user-transformed="true">
          <draw:text-box>
            <text:p><text:line-break/>@SafeVarargs Annotation <text:line-break/></text:p>
          </draw:text-box>
        </draw:frame>
        <draw:frame presentation:style-name="pr4" draw:layer="layout" svg:width="25.2cm" svg:height="12.179cm" svg:x="1.4cm" svg:y="5cm" presentation:class="outline">
          <draw:text-box>
            <text:list text:style-name="L2">
              <text:list-item>
                <text:p>This SateVarargs Annotation was introduced in Java 7 Prior to Java 9,we can use this annotation for final methods, static methods and constructors But from lava owards we can une for private methods also</text:p>
              </text:list-item>
              <text:list-item>
                <text:p>To understand the importance of this annotation, first we should aware var arg methods and heap pollution problem</text:p>
              </text:list-item>
              <text:list-item>
                <text:p>Without using this Annotation it will appear warning during the compile time and it will appear Heap pollution</text:p>
              </text:list-item>
              <text:list-item>
                <text:p>With using this Annotation the Heap pollution warning is not occur</text:p>
                <text:p>@SafeVarags</text:p>
                <text:p>public static void main(List&lt;String&gt;...l)</text:p>
              </text:list-item>
            </text:list>
          </draw:text-box>
        </draw:frame>
        <presentation:notes draw:style-name="dp2">
          <draw:page-thumbnail draw:style-name="gr1" draw:layer="layout" svg:width="12.75cm" svg:height="9.56cm" svg:x="4.125cm" svg:y="2.5cm" draw:page-number="23" presentation:class="page"/>
          <draw:frame presentation:style-name="pr5" draw:text-style-name="P17"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layer="layout" svg:width="20cm" svg:height="2.894cm" svg:x="1.4cm" svg:y="1.153cm" presentation:class="title" presentation:user-transformed="true">
          <draw:text-box>
            <text:p>G1GC (Garbage 1<text:span text:style-name="T27">st</text:span> Garbage Collection)</text:p>
          </draw:text-box>
        </draw:frame>
        <draw:frame presentation:style-name="pr4" draw:layer="layout" svg:width="25.2cm" svg:height="12.179cm" svg:x="1.4cm" svg:y="5cm" presentation:class="outline">
          <draw:text-box>
            <text:list text:style-name="L2">
              <text:list-item>
                <text:p><text:s/>G1 divides the heap into multiple regions </text:p>
              </text:list-item>
              <text:list-item>
                <text:p><text:s/>G1 finds all live objects concurrently</text:p>
                <text:p>-The Java application is not stopped </text:p>
              </text:list-item>
              <text:list-item>
                <text:p>G1 keeps track of the pointers between regions</text:p>
                <text:p/>
              </text:list-item>
            </text:list>
          </draw:text-box>
        </draw:frame>
        <presentation:notes draw:style-name="dp2">
          <draw:page-thumbnail draw:style-name="gr1" draw:layer="layout" svg:width="12.75cm" svg:height="9.56cm" svg:x="4.125cm" svg:y="2.5cm" draw:page-number="24" presentation:class="page"/>
          <draw:frame presentation:style-name="pr5" draw:text-style-name="P17"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draw:text-box>
            <text:p>Factory Methods for Collections</text:p>
          </draw:text-box>
        </draw:frame>
        <draw:frame presentation:style-name="pr4" draw:layer="layout" svg:width="25.2cm" svg:height="12.179cm" svg:x="1.4cm" svg:y="5cm" presentation:class="outline">
          <draw:text-box>
            <text:list text:style-name="L2">
              <text:list-item>
                <text:p>Java 9 Collection library includes static factory methods for List, Set and Map interface. These methods are useful to create small number of collection.</text:p>
                <text:p/>
              </text:list-item>
              <text:list-item>
                <text:p>Suppose, if we want to create a list of 5 elements, we need to write the following code</text:p>
                <text:p>List&lt;String&gt; list = new ArrayList&lt;&gt;(); <text:s/></text:p>
                <text:p>list.add("Java"); <text:s/></text:p>
                <text:p>list.add("JavaFX"); <text:s/></text:p>
                <text:p>list.add("Spring"); <text:s/></text:p>
                <text:p>list.add("Hibernate"); <text:s/></text:p>
                <text:p>list.add("JSP"); <text:s text:c="2"/></text:p>
              </text:list-item>
            </text:list>
          </draw:text-box>
        </draw:frame>
        <presentation:notes draw:style-name="dp2">
          <draw:page-thumbnail draw:style-name="gr1" draw:layer="layout" svg:width="12.75cm" svg:height="9.56cm" svg:x="4.125cm" svg:y="2.5cm" draw:page-number="25" presentation:class="page"/>
          <draw:frame presentation:style-name="pr5" draw:text-style-name="P17"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 draw:layer="layout" svg:width="20cm" svg:height="2cm" svg:x="1.4cm" svg:y="1.6cm" presentation:class="title">
          <draw:text-box>
            <text:p>Factory Methods for Collection</text:p>
          </draw:text-box>
        </draw:frame>
        <draw:frame presentation:style-name="pr4" draw:layer="layout" svg:width="25.2cm" svg:height="12.179cm" svg:x="1.4cm" svg:y="5cm" presentation:class="outline" presentation:user-transformed="true">
          <draw:text-box>
            <text:list text:style-name="L2">
              <text:list-header>
                <text:p text:style-name="P19"/>
              </text:list-header>
              <text:list-item>
                <text:p text:style-name="P19">Factory methods are special type of static methods that are used to create unmodifiable instances of collections. It means we can use these methods to create list, set and map of small number of elements.</text:p>
              </text:list-item>
              <text:list-item>
                <text:p>It is unmodifiable, so adding new element will throw java.lang.UnsupportedOperationException</text:p>
                <text:p/>
              </text:list-item>
              <text:list-item>
                <text:p>In Java 9, we can write this code in vary simple manner with the help of List.of() factory method <text:s/></text:p>
                <text:p>List&lt;String&gt; list = List.of("Java","JavaFX","Spring","Hibernate","JSP"); <text:s/></text:p>
              </text:list-item>
            </text:list>
          </draw:text-box>
        </draw:frame>
        <presentation:notes draw:style-name="dp2">
          <draw:page-thumbnail draw:style-name="gr1" draw:layer="layout" svg:width="12.75cm" svg:height="9.56cm" svg:x="4.125cm" svg:y="2.5cm" draw:page-number="26" presentation:class="page"/>
          <draw:frame presentation:style-name="pr5" draw:text-style-name="P1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A5659F32A90EDF14.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8-01T09:13:17.854000000</meta:creation-date>
    <meta:editing-duration>PT10H59M54S</meta:editing-duration>
    <meta:editing-cycles>101</meta:editing-cycles>
    <meta:generator>LibreOffice/6.3.5.2$Windows_X86_64 LibreOffice_project/dd0751754f11728f69b42ee2af66670068624673</meta:generator>
    <dc:title>Inspiration</dc:title>
    <dc:date>2022-08-02T16:04:09.289000000</dc:date>
    <meta:document-statistic meta:object-count="139"/>
  </office:meta>
</office:document-meta>
</file>